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49c51" officeooo:paragraph-rsid="00149c51"/>
    </style:style>
    <style:style style:name="T1" style:family="text">
      <style:text-properties officeooo:rsid="00182625"/>
    </style:style>
    <style:style style:name="T2" style:family="text">
      <style:text-properties style:text-position="super 58%" officeooo:rsid="00182625" style:font-size-asian="10.5pt" style:font-weight-asian="normal"/>
    </style:style>
    <style:style style:name="T3" style:family="text">
      <style:text-properties officeooo:rsid="001f072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andon Murray</text:p>
      <text:p text:style-name="P1">NIFS</text:p>
      <text:p text:style-name="P1">Internship Abstract</text:p>
      <text:p text:style-name="P1"/>
      <text:p text:style-name="P1"><text:tab/><text:span text:style-name="T1">Implicit-Explicit Runge-Kutta (IMEX RK) schemes for problems with separable stiffness in fluid mechanics were investigated. IMEX schemes are optimal where stiff and non-stiff components are separable. Existing schemes described in a paper by Kennedy and Carpenter</text:span><text:span text:style-name="T2">[1]</text:span><text:span text:style-name="T1"> were used as a baseline for comparison to new IMEX schemes. Objectives were to decrease order reduction as well as increase diagonal dominance to improve convergence of iterative solvers. <text:s/>Schemes were compared across various problems with separable stiffness, both ODE's and PDE's. It was found that some of the new schemes investigated show promising traits when compared to existing schemes. Fifth-order methods still show disappointing results when compared to fourth-order schemes. Of the fourth-order schemes investigated, stage order one schemes showed no improvements upon previous stage order two schemes. All of the stage order two schemes had less order reduction than the baseline IMEX scheme. Of the schemes with stage order two, larger diagonal coefficients performed marginally better than schemes with smaller diagonal coefficients. Each scheme investigated was created using different constraints and each one will need to be explored further to fully examine which constraints produce the most efficient schemes. </text:span></text:p>
      <text:p text:style-name="P1"><text:tab/><text:span text:style-name="T3">A test suite was created to facilitate multiple test problems for the IMEX schemes in such a fashion that new problems, schemes, and iterative solving methods could be added and interchanged with ease. The existing program was expanded from a small convoluted code to a much larger, more modular code that is easy to read and implement new featu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8T11:24:46.068112241</meta:creation-date>
    <dc:date>2016-08-08T13:44:56.653116153</dc:date>
    <meta:editing-duration>PT2H2M54S</meta:editing-duration>
    <meta:editing-cycles>13</meta:editing-cycles>
    <meta:generator>LibreOffice/5.0.3.2$Linux_X86_64 LibreOffice_project/e5f16313668ac592c1bfb310f4390624e3dbfb75</meta:generator>
    <meta:document-statistic meta:table-count="0" meta:image-count="0" meta:object-count="0" meta:page-count="1" meta:paragraph-count="5" meta:word-count="251" meta:character-count="1686" meta:non-whitespace-character-count="1436"/>
  </office:meta>
</office:document-meta>
</file>